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7">
      <style:paragraph-properties fo:margin-top="0in" fo:margin-bottom="0in" loext:contextual-spacing="false"/>
    </style:style>
    <style:style style:name="P11" style:family="paragraph" style:parent-style-name="Quotations">
      <style:text-properties fo:font-weight="bold"/>
    </style:style>
    <style:style style:name="P12" style:family="paragraph" style:parent-style-name="Preformatted_20_Text">
      <style:paragraph-properties fo:margin-top="0in" fo:margin-bottom="0.1965in" loext:contextual-spacing="false"/>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3. Longest Substring Without Repeating Characters</text:h>
      <text:p text:style-name="Text_20_body">April 10, 2016 </text:p>
      <text:h text:style-name="Heading_20_2" text:outline-level="2">Question</text:h>
      <text:p text:style-name="Quotations">Given a string, find the length of the <text:span text:style-name="T1">longest substring</text:span> without repeating characters.</text:p>
      <text:p text:style-name="P11">Examples:</text:p>
      <text:p text:style-name="Quotations">Given <text:span text:style-name="Source_20_Text">"abcabcbb"</text:span>, the answer is <text:span text:style-name="Source_20_Text">"abc"</text:span>, which the length is 3.</text:p>
      <text:p text:style-name="Quotations">Given <text:span text:style-name="Source_20_Text">"bbbbb"</text:span>, the answer is <text:span text:style-name="Source_20_Text">"b"</text:span>, with the length of 1.</text:p>
      <text:p text:style-name="Quotations">Given <text:span text:style-name="Source_20_Text">"pwwkew"</text:span>, the answer is <text:span text:style-name="Source_20_Text">"wke"</text:span>, with the length of 3. Note that the answer must be a <text:span text:style-name="T1">substring</text:span>, <text:span text:style-name="Source_20_Text">"pwke"</text:span> is a <text:span text:style-name="T2">subsequence</text:span> and not a substring.</text:p>
      <text:h text:style-name="Heading_20_2" text:outline-level="2">Quick Navigation</text:h>
      <text:list xml:id="list214672875820403718" text:style-name="L1">
        <text:list-item>
          <text:p text:style-name="P9"><text:a xlink:type="simple" xlink:href="https://leetcode.com/articles/longest-substring-without-repeating-characters/#solution" text:style-name="Internet_20_link" text:visited-style-name="Visited_20_Internet_20_Link">Solution</text:a></text:p>
          <text:list>
            <text:list-item>
              <text:p text:style-name="P9"><text:a xlink:type="simple" xlink:href="https://leetcode.com/articles/longest-substring-without-repeating-characters/#approach-1-brute-force-time-limit-exceeded" text:style-name="Internet_20_link" text:visited-style-name="Visited_20_Internet_20_Link">Approach #1 Brute Force [Time Limit Exceeded]</text:a> </text:p>
            </text:list-item>
            <text:list-item>
              <text:p text:style-name="P9"><text:a xlink:type="simple" xlink:href="https://leetcode.com/articles/longest-substring-without-repeating-characters/#approach-2-sliding-window-accepted" text:style-name="Internet_20_link" text:visited-style-name="Visited_20_Internet_20_Link">Approach #2 Sliding Window [Accepted]</text:a> </text:p>
            </text:list-item>
            <text:list-item>
              <text:p text:style-name="P1"><text:a xlink:type="simple" xlink:href="https://leetcode.com/articles/longest-substring-without-repeating-characters/#approach-3-sliding-window-optimized-accepted" text:style-name="Internet_20_link" text:visited-style-name="Visited_20_Internet_20_Link">Approach #3 Sliding Window Optimized [Accepted]</text:a> </text:p>
            </text:list-item>
          </text:list>
        </text:list-item>
      </text:list>
      <text:h text:style-name="Heading_20_2" text:outline-level="2"><text:bookmark text:name="solution"/>Solution</text:h>
      <text:p text:style-name="Horizontal_20_Line"/>
      <text:h text:style-name="Heading_20_4" text:outline-level="4"><text:bookmark text:name="approach-1-brute-force-time-limit-exceeded"/>Approach #1 Brute Force [Time Limit Exceeded]</text:h>
      <text:p text:style-name="Text_20_body"><text:span text:style-name="Strong_20_Emphasis">Intuition</text:span></text:p>
      <text:p text:style-name="Text_20_body">Check all the substring one by one to see if it has no duplicate character.</text:p>
      <text:p text:style-name="Text_20_body"><text:span text:style-name="Strong_20_Emphasis">Algorithm</text:span></text:p>
      <text:p text:style-name="Text_20_body">Suppose we have a function <text:span text:style-name="Source_20_Text">boolean allUnique(String substring)</text:span> which will return true if the characters in the substring are all unique, otherwise false. We can iterate through all the possible substrings of the given string <text:span text:style-name="Source_20_Text">s</text:span> and call the function <text:span text:style-name="Source_20_Text">allUnique</text:span>. If it turns out to be true, then we update our answer of the maximum length of substring without duplicate characters.</text:p>
      <text:p text:style-name="Text_20_body">Now let's fill the missing parts:</text:p>
      <text:list xml:id="list3322088631259728771" text:style-name="L2">
        <text:list-item>
          <text:p text:style-name="P2">To enumerate all substrings of a given string, we enumerate the start and end indices of them. Suppose the start and end indices are i and j, respectively. Then we have <text:bookmark text:name="MathJax-Element-1-Frame"/><text:bookmark text:name="MJXc-Node-1"/><text:bookmark text:name="MJXc-Node-2"/><text:bookmark text:name="MJXc-Node-3"/>0<text:bookmark text:name="MJXc-Node-4"/>≤<text:bookmark text:name="MJXc-Node-5"/>i<text:bookmark text:name="MJXc-Node-6"/>&lt;<text:bookmark text:name="MJXc-Node-7"/>j<text:bookmark text:name="MJXc-Node-8"/>≤<text:bookmark text:name="MJXc-Node-9"/>n</text:p>
        </text:list-item>
      </text:list>
      <text:list xml:id="list8544370479552389026" text:style-name="L3">
        <text:list-item>
          <text:p text:style-name="P3"><text:soft-page-break/>(here end index j is exclusive by convention). Thus, using two nested loops with i from 0 to n−1 and j from i+1 to n, we can enumerate all the substrings of <text:span text:style-name="Source_20_Text">s</text:span>.</text:p>
        </text:list-item>
        <text:list-item>
          <text:p text:style-name="P3">To check if one string has duplicate characters, we can use a set. We iterate through all the characters in the string and put them into the <text:span text:style-name="Source_20_Text">set</text:span> one by one. Before putting one character, we check if the set already contains it. If so, we return <text:span text:style-name="Source_20_Text">false</text:span>. After the loop, we return <text:span text:style-name="Source_20_Text">true</text:span>.</text:p>
        </text:list-item>
      </text:list>
      <text:p text:style-name="Text_20_body"><text:span text:style-name="Strong_20_Emphasis">Java</text:span></text:p>
      <text:p text:style-name="Preformatted_20_Text">public class Solution {</text:p>
      <text:p text:style-name="Preformatted_20_Text"><text:s text:c="4"/>public int lengthOfLongestSubstring(String s) {</text:p>
      <text:p text:style-name="Preformatted_20_Text"><text:s text:c="8"/>int n = s.length();</text:p>
      <text:p text:style-name="Preformatted_20_Text"><text:s text:c="8"/>int ans = 0;</text:p>
      <text:p text:style-name="Preformatted_20_Text"><text:s text:c="8"/>for (int i = 0; i &lt; n; i++)</text:p>
      <text:p text:style-name="Preformatted_20_Text"><text:s text:c="12"/>for (int j = i + 1; j &lt;= n; j++)</text:p>
      <text:p text:style-name="Preformatted_20_Text"><text:s text:c="16"/>if (allUnique(s, i, j)) ans = Math.max(ans, j - i);</text:p>
      <text:p text:style-name="Preformatted_20_Text"><text:s text:c="8"/>return ans;</text:p>
      <text:p text:style-name="Preformatted_20_Text"><text:s text:c="4"/>}</text:p>
      <text:p text:style-name="Preformatted_20_Text"/>
      <text:p text:style-name="Preformatted_20_Text"><text:s text:c="4"/>public boolean allUnique(String s, int start, int end) {</text:p>
      <text:p text:style-name="Preformatted_20_Text"><text:s text:c="8"/>Set&lt;Character&gt; set = new HashSet&lt;&gt;();</text:p>
      <text:p text:style-name="Preformatted_20_Text"><text:s text:c="8"/>for (int i = start; i &lt; end; i++) {</text:p>
      <text:p text:style-name="Preformatted_20_Text"><text:s text:c="12"/>Character ch = s.charAt(i);</text:p>
      <text:p text:style-name="Preformatted_20_Text"><text:s text:c="12"/>if (set.contains(ch)) return false;</text:p>
      <text:p text:style-name="Preformatted_20_Text"><text:s text:c="12"/>set.add(ch);</text:p>
      <text:p text:style-name="Preformatted_20_Text"><text:s text:c="8"/>}</text:p>
      <text:p text:style-name="Preformatted_20_Text"><text:s text:c="8"/>return true;</text:p>
      <text:p text:style-name="Preformatted_20_Text"><text:s text:c="4"/>}</text:p>
      <text:p text:style-name="P12">}</text:p>
      <text:p text:style-name="Text_20_body"><text:span text:style-name="Strong_20_Emphasis">Complexity Analysis</text:span></text:p>
      <text:list xml:id="list7216866266876518575" text:style-name="L4">
        <text:list-item>
          <text:p text:style-name="P4">Time complexity : O(n​3​​). </text:p>
        </text:list-item>
      </text:list>
      <text:p text:style-name="Text_20_body">To verify if characters within index range [i,j) are all unique, we need to scan all of them. Thus, it costs O(j−i) time.</text:p>
      <text:p text:style-name="Text_20_body">For a given <text:span text:style-name="Source_20_Text">i</text:span>, the sum of time costed by each j∈[i+1,n] is</text:p>
      <text:p text:style-name="Text_20_body">​i+1​∑​n​​O(j−i)</text:p>
      <text:p text:style-name="Text_20_body">Thus, the sum of all the time consumption is:</text:p>
      <text:p text:style-name="Text_20_body">O(​i=0​∑​n−1​​(​j=i+1​∑​n​​(j−i)))=O(​i=0​∑​n−1​​​2​​(1+n−i)(n−i)​​)=O(n​3​​)</text:p>
      <text:list xml:id="list3279633256427439579" text:style-name="L5">
        <text:list-item>
          <text:p text:style-name="P5">Space complexity : O(min(n,m)). We need O(k) space for checking a substring has no duplicate characters, where k is the size of the <text:span text:style-name="Source_20_Text">Set</text:span>. The size of the Set is upper bounded by the size of the string n and the size of the charset/alphabet m. </text:p>
        </text:list-item>
      </text:list>
      <text:p text:style-name="Horizontal_20_Line"/>
      <text:h text:style-name="Heading_20_4" text:outline-level="4"><text:bookmark text:name="approach-2-sliding-window-accepted"/>Approach #2 Sliding Window [Accepted]</text:h>
      <text:p text:style-name="Text_20_body"><text:span text:style-name="Strong_20_Emphasis">Algorithm</text:span></text:p>
      <text:p text:style-name="Text_20_body"><text:soft-page-break/>The naive approach is very straightforward. But it is too slow. So how can we optimize it?</text:p>
      <text:p text:style-name="Text_20_body">In the naive approaches, we repeatedly check a substring to see if it has duplicate character. But it is unnecessary. If a substring s​ij​​ from index i to j−1 is already checked to have no duplicate characters. We only need to check if s[j] is already in the substring s​ij​​.</text:p>
      <text:p text:style-name="Text_20_body">To check if a character is already in the substring, we can scan the substring, which leads to an O(n​2​​) algorithm. But we can do better.</text:p>
      <text:p text:style-name="Text_20_body">By using HashSet as a sliding window, checking if a character in the current can be done in O(1).</text:p>
      <text:p text:style-name="Text_20_body">A sliding window is an abstract concept commonly used in array/string problems. A window is a range of elements in the array/string which usually defined by the start and end indices, i.e. [i,j) (left-closed, right-open). A sliding window is a window "slides" its two boundaries to the certain direction. For example, if we slide [i,j) to the right by 1 element, then it becomes [i+1,j+1) (left-closed, right-open).</text:p>
      <text:p text:style-name="Text_20_body">Back to our problem. We use HashSet to store the characters in current window [i,j) (j=i initially). Then we slide the index j to the right. If it is not in the HashSet, we slide j further. Doing so until s[j] is already in the HashSet. At this point, we found the maximum size of substrings without duplicate characters start with index i. If we do this for all i, we get our answer.</text:p>
      <text:p text:style-name="Text_20_body"><text:span text:style-name="Strong_20_Emphasis">Java</text:span></text:p>
      <text:p text:style-name="Preformatted_20_Text">public class Solution {</text:p>
      <text:p text:style-name="Preformatted_20_Text"><text:s text:c="4"/>public int lengthOfLongestSubstring(String s) {</text:p>
      <text:p text:style-name="Preformatted_20_Text"><text:s text:c="8"/>int n = s.length();</text:p>
      <text:p text:style-name="Preformatted_20_Text"><text:s text:c="8"/>Set&lt;Character&gt; set = new HashSet&lt;&gt;();</text:p>
      <text:p text:style-name="Preformatted_20_Text"><text:s text:c="8"/>int ans = 0, i = 0, j = 0;</text:p>
      <text:p text:style-name="Preformatted_20_Text"><text:s text:c="8"/>while (i &lt; n &amp;&amp; j &lt; n) {</text:p>
      <text:p text:style-name="Preformatted_20_Text"><text:s text:c="12"/>// try to extend the range [i, j]</text:p>
      <text:p text:style-name="Preformatted_20_Text"><text:s text:c="12"/>if (!set.contains(s.charAt(j))){</text:p>
      <text:p text:style-name="Preformatted_20_Text"><text:s text:c="16"/>set.add(s.charAt(j++));</text:p>
      <text:p text:style-name="Preformatted_20_Text"><text:s text:c="16"/>ans = Math.max(ans, j - i);</text:p>
      <text:p text:style-name="Preformatted_20_Text"><text:s text:c="12"/>}</text:p>
      <text:p text:style-name="Preformatted_20_Text"><text:s text:c="12"/>else {</text:p>
      <text:p text:style-name="Preformatted_20_Text"><text:s text:c="16"/>set.remove(s.charAt(i++));</text:p>
      <text:p text:style-name="Preformatted_20_Text"><text:s text:c="12"/>}</text:p>
      <text:p text:style-name="Preformatted_20_Text"><text:s text:c="8"/>}</text:p>
      <text:p text:style-name="Preformatted_20_Text"><text:s text:c="8"/>return ans;</text:p>
      <text:p text:style-name="Preformatted_20_Text"><text:s text:c="4"/>}</text:p>
      <text:p text:style-name="P12">}</text:p>
      <text:p text:style-name="Text_20_body"><text:span text:style-name="Strong_20_Emphasis">Complexity Analysis</text:span></text:p>
      <text:list xml:id="list5879801531402018978" text:style-name="L6">
        <text:list-item>
          <text:p text:style-name="P6">Time complexity : O(2n)=O(n). In the worst case each character will be visited twice by i and j.</text:p>
        </text:list-item>
        <text:list-item>
          <text:p text:style-name="P6">Space complexity : O(min(m,n)). Same as the previous approach. We need O(k) space for the sliding window, where k is the size of the <text:span text:style-name="Source_20_Text">Set</text:span>. The size of the Set is upper bounded by the size of the string n and the size of the charset/alphabet m.</text:p>
        </text:list-item>
      </text:list>
      <text:p text:style-name="Horizontal_20_Line"/>
      <text:h text:style-name="Heading_20_4" text:outline-level="4"><text:bookmark text:name="approach-3-sliding-window-optimized-accepted"/><text:soft-page-break/>Approach #3 Sliding Window Optimized [Accepted]</text:h>
      <text:p text:style-name="Text_20_body">The above solution requires at most 2n steps. In fact, it could be optimized to require only n steps. Instead of using a set to tell if a character exists or not, we could define a mapping of the characters to its index. Then we can skip the characters immediately when we found a repeated character.</text:p>
      <text:p text:style-name="Text_20_body">The reason is that if s[j] have a duplicate in the range [i,j) with index j​′​​, we don't need to increase i little by little. We can skip all the elements in the range [i,j​′​​] and let i to be j​′​​+1 directly.</text:p>
      <text:p text:style-name="Text_20_body"><text:span text:style-name="Strong_20_Emphasis">Java (Using HashMap)</text:span></text:p>
      <text:p text:style-name="Preformatted_20_Text">public class Solution {</text:p>
      <text:p text:style-name="Preformatted_20_Text"><text:s text:c="4"/>public int lengthOfLongestSubstring(String s) {</text:p>
      <text:p text:style-name="Preformatted_20_Text"><text:s text:c="8"/>int n = s.length(), ans = 0;</text:p>
      <text:p text:style-name="Preformatted_20_Text"><text:s text:c="8"/>Map&lt;Character, Integer&gt; map = new HashMap&lt;&gt;(); // current index of character</text:p>
      <text:p text:style-name="Preformatted_20_Text"><text:s text:c="8"/>// try to extend the range [i, j]</text:p>
      <text:p text:style-name="Preformatted_20_Text"><text:s text:c="8"/>for (int j = 0, i = 0; j &lt; n; j++) {</text:p>
      <text:p text:style-name="Preformatted_20_Text"><text:s text:c="12"/>if (map.containsKey(s.charAt(j))) {</text:p>
      <text:p text:style-name="Preformatted_20_Text"><text:s text:c="16"/>i = Math.max(map.get(s.charAt(j)), i);</text:p>
      <text:p text:style-name="Preformatted_20_Text"><text:s text:c="12"/>}</text:p>
      <text:p text:style-name="Preformatted_20_Text"><text:s text:c="12"/>ans = Math.max(ans, j - i + 1);</text:p>
      <text:p text:style-name="Preformatted_20_Text"><text:s text:c="12"/>map.put(s.charAt(j), j + 1);</text:p>
      <text:p text:style-name="Preformatted_20_Text"><text:s text:c="8"/>}</text:p>
      <text:p text:style-name="Preformatted_20_Text"><text:s text:c="8"/>return ans;</text:p>
      <text:p text:style-name="Preformatted_20_Text"><text:s text:c="4"/>}</text:p>
      <text:p text:style-name="P12">}</text:p>
      <text:p text:style-name="Text_20_body"><text:span text:style-name="Strong_20_Emphasis">Java (Assuming ASCII 128)</text:span></text:p>
      <text:p text:style-name="Text_20_body">The previous implements all have no assumption on the charset of the string <text:span text:style-name="Source_20_Text">s</text:span>.</text:p>
      <text:p text:style-name="Text_20_body">If we know that the charset is rather small, we can replace the <text:span text:style-name="Source_20_Text">Map</text:span> with an integer array as direct access table.</text:p>
      <text:p text:style-name="Text_20_body">Commonly used tables are:</text:p>
      <text:list xml:id="list85089825106532147" text:style-name="L7">
        <text:list-item>
          <text:p text:style-name="P10"><text:span text:style-name="Source_20_Text">int[26]</text:span> for Letters 'a' - 'z' or 'A' - 'Z' </text:p>
        </text:list-item>
        <text:list-item>
          <text:p text:style-name="P10"><text:span text:style-name="Source_20_Text">int[128]</text:span> for ASCII </text:p>
        </text:list-item>
        <text:list-item>
          <text:p text:style-name="P7"><text:span text:style-name="Source_20_Text">int[256]</text:span> for Extended ASCII </text:p>
        </text:list-item>
      </text:list>
      <text:p text:style-name="Preformatted_20_Text">public class Solution {</text:p>
      <text:p text:style-name="Preformatted_20_Text"><text:s text:c="4"/>public int lengthOfLongestSubstring(String s) {</text:p>
      <text:p text:style-name="Preformatted_20_Text"><text:s text:c="8"/>int n = s.length(), ans = 0;</text:p>
      <text:p text:style-name="Preformatted_20_Text"><text:s text:c="8"/>int[] index = new int[128]; // current index of character</text:p>
      <text:p text:style-name="Preformatted_20_Text"><text:s text:c="8"/>// try to extend the range [i, j]</text:p>
      <text:p text:style-name="Preformatted_20_Text"><text:s text:c="8"/>for (int j = 0, i = 0; j &lt; n; j++) {</text:p>
      <text:p text:style-name="Preformatted_20_Text"><text:s text:c="12"/>i = Math.max(index[s.charAt(j)], i);</text:p>
      <text:p text:style-name="Preformatted_20_Text"><text:s text:c="12"/>ans = Math.max(ans, j - i + 1);</text:p>
      <text:p text:style-name="Preformatted_20_Text"><text:s text:c="12"/>index[s.charAt(j)] = j + 1;</text:p>
      <text:p text:style-name="Preformatted_20_Text"><text:s text:c="8"/>}</text:p>
      <text:p text:style-name="Preformatted_20_Text"><text:s text:c="8"/>return ans;</text:p>
      <text:p text:style-name="Preformatted_20_Text"><text:s text:c="4"/>}</text:p>
      <text:p text:style-name="P12">}</text:p>
      <text:p text:style-name="Text_20_body"><text:soft-page-break/><text:span text:style-name="Strong_20_Emphasis">Complexity Analysis</text:span></text:p>
      <text:list xml:id="list6592833084351858157" text:style-name="L8">
        <text:list-item>
          <text:p text:style-name="P8">Time complexity : O(n). Index j will iterate n times.</text:p>
        </text:list-item>
        <text:list-item>
          <text:p text:style-name="P8">Space complexity (HashMap) : O(min(m,n)). Same as the previous approach.</text:p>
        </text:list-item>
        <text:list-item>
          <text:p text:style-name="P8">Space complexity (Table): O(m). m is the size of the charse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5:50:38.153520759</meta:creation-date>
    <meta:generator>LibreOffice/5.2.3.3$Linux_X86_64 LibreOffice_project/20m0$Build-3</meta:generator>
    <dc:date>2016-12-07T15:56:38.789612369</dc:date>
    <meta:editing-duration>PT41S</meta:editing-duration>
    <meta:editing-cycles>1</meta:editing-cycles>
    <meta:document-statistic meta:table-count="0" meta:image-count="0" meta:object-count="0" meta:page-count="5" meta:paragraph-count="124" meta:word-count="1187" meta:character-count="7334" meta:non-whitespace-character-count="5347"/>
  </office:meta>
</office:document-meta>
</file>